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deDay (24 hour hackathon event) May 2015</text:p>
      <text:p text:style-name="Standard"/>
      <text:p text:style-name="Standard">Program name: Scane ENVY</text:p>
      <text:p text:style-name="Standard"/>
      <text:p text:style-name="Standard">Type: Application</text:p>
      <text:p text:style-name="Standard"/>
      <text:p text:style-name="Standard">Summary of what it does/ the idea:</text:p>
      <text:p text:style-name="Standard"><text:tab/>With so many recyclables in everyones home, it can sometimes be hard to know what is and isnt recyclable and how to deal with difficult waste like batteries or light bulbs. Our program idea was to build a database of bar codes from many different products and hold information about those products about how to recycle or waste them. All you would have to do, its take a picture of it with your phone and the database would find it.</text:p>
      <text:p text:style-name="Standard"/>
      <text:p text:style-name="Standard">What I Learned/My Job:<text:line-break/><text:tab/>My job was again the GUI, I was the most artsy of the programmers. <text:s/>To simplify it I used Netbeans. Our program proved to be very difficult to implement in such short time. We barely understood the basics of a data base, or how to make a computer understand an image. The image conversion proved to be the most difficult part. We were unsuccessful with programming a way to read in an image and analyze it. What I learned from this project was how important it is to know your limitations and implement something successfully knowing what tools you have and what is within reach. I also learned how important it is to ensure all your teammates are on the same page. In our group, some were confused about what the project even was. Since along the way, we were changing it to fit what we cold do at the time. Like instead of a databank, maybe just a folder with images or a text file and so on. We were able to make the GUI in a way that showed our idea but didn't not have working logic behind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M39S</meta:editing-duration>
    <meta:editing-cycles>3</meta:editing-cycles>
    <meta:generator>OpenOffice/4.1.5$Win32 OpenOffice.org_project/415m1$Build-9789</meta:generator>
    <dc:date>2019-02-17T00:01:33.59</dc:date>
    <meta:document-statistic meta:table-count="0" meta:image-count="0" meta:object-count="0" meta:page-count="1" meta:paragraph-count="6" meta:word-count="295" meta:character-count="1572"/>
    <dc:creator>K B</dc:creator>
    <meta:user-defined meta:name="Info 1"/>
    <meta:user-defined meta:name="Info 2"/>
    <meta:user-defined meta:name="Info 3"/>
    <meta:user-defined meta:name="Info 4"/>
  </office:meta>
</office:document-meta>
</file>